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andolFang R" svg:font-family="'FandolFang R'" style:font-family-generic="system" style:font-pitch="variable"/>
    <style:font-face style:name="Latin Modern Math" svg:font-family="'Latin Modern Math'" style:font-pitch="variable"/>
    <style:font-face style:name="Latin Modern Math1" svg:font-family="'Latin Modern Math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svg:stroke-color="#bf0041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text-position="-8% 58%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text-position="-8% 58%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atin Modern Math1" fo:font-size="24pt" fo:font-weight="bold" style:font-name-asian="Latin Modern Math1" style:font-size-asian="24pt" style:font-weight-asian="bold" style:font-name-complex="Latin Modern Math1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492cm" svg:y1="11.795cm" svg:x2="12.43cm" svg:y2="7.35cm">
          <text:p/>
        </draw:line>
        <draw:line draw:style-name="gr2" draw:text-style-name="P1" draw:layer="layout" svg:x1="4.492cm" svg:y1="11.795cm" svg:x2="12.43cm" svg:y2="11.795cm">
          <text:p/>
        </draw:line>
        <draw:line draw:style-name="gr3" draw:text-style-name="P1" draw:layer="layout" svg:x1="12.43cm" svg:y1="11.795cm" svg:x2="12.43cm" svg:y2="7.35cm">
          <text:p/>
        </draw:line>
        <draw:path draw:style-name="gr4" draw:text-style-name="P1" draw:layer="layout" svg:width="1.121cm" svg:height="0.673cm" draw:transform="rotate (-0.785398163397448) translate (6.715cm 10.525cm)" svg:viewBox="0 0 1122 674" svg:d="M0 0c898 0 1122 674 1122 674">
          <text:p/>
        </draw:path>
        <draw:frame draw:style-name="gr5" draw:text-style-name="P3" draw:layer="layout" svg:width="2.54cm" svg:height="1.673cm" svg:x="7.489cm" svg:y="7.977cm">
          <draw:text-box>
            <text:p text:style-name="P2"><text:span text:style-name="T1">F</text:span></text:p>
          </draw:text-box>
        </draw:frame>
        <draw:frame draw:style-name="gr6" draw:text-style-name="P5" draw:layer="layout" svg:width="1.905cm" svg:height="1.588cm" svg:x="8.62cm" svg:y="12.429cm">
          <draw:text-box>
            <text:p text:style-name="P4"><text:span text:style-name="T2">F</text:span><text:span text:style-name="T3">x</text:span></text:p>
          </draw:text-box>
        </draw:frame>
        <draw:frame draw:style-name="gr7" draw:text-style-name="P5" draw:layer="layout" svg:width="1.905cm" svg:height="1.098cm" svg:x="7.667cm" svg:y="10.525cm">
          <draw:text-box>
            <text:p text:style-name="P4"><text:span text:style-name="T4">θ</text:span></text:p>
          </draw:text-box>
        </draw:frame>
        <draw:frame draw:style-name="gr8" draw:text-style-name="P6" draw:layer="layout" svg:width="2.54cm" svg:height="1.905cm" svg:x="13.382cm" svg:y="9.255cm">
          <draw:text-box>
            <text:p text:style-name="P4"><text:span text:style-name="T2">F</text:span><text:span text:style-name="T3">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andolFang R" svg:font-family="'FandolFang R'" style:font-family-generic="system" style:font-pitch="variable"/>
    <style:font-face style:name="Latin Modern Math" svg:font-family="'Latin Modern Math'" style:font-pitch="variable"/>
    <style:font-face style:name="Latin Modern Math1" svg:font-family="'Latin Modern Math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24T13:54:16.879962080</meta:creation-date>
    <dc:date>2022-06-22T10:51:59.053324650</dc:date>
    <meta:editing-duration>PT9M46S</meta:editing-duration>
    <meta:editing-cycles>2</meta:editing-cycles>
    <meta:generator>LibreOffice/7.3.2.2$Linux_X86_64 LibreOffice_project/30$Build-2</meta:generator>
    <meta:document-statistic meta:object-count="8"/>
  </office:meta>
</office:document-meta>
</file>